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12" style:family="paragraph" style:parent-style-name="Text_20_body">
      <style:text-properties style:font-name="Arimo" style:font-name-asian="Arimo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Standard" style:list-style-name="L80">
      <style:text-properties style:font-name="Arial" fo:font-size="13pt" style:font-name-asian="Arimo" style:font-size-asian="13pt" style:font-size-complex="13pt"/>
    </style:style>
    <style:style style:name="P16" style:family="paragraph" style:parent-style-name="Table_20_Contents">
      <style:text-properties style:font-name="ＭＳ Ｐゴシック" style:font-name-asian="ＭＳ Ｐゴシック"/>
    </style:style>
    <style:style style:name="P17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8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19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113" style:family="paragraph" style:parent-style-name="Text_20_body" style:list-style-name="L80">
      <style:text-properties style:font-name="Arial" fo:font-size="13pt" style:font-name-asian="Arimo" style:font-size-asian="13pt" style:font-size-complex="13pt"/>
    </style:style>
    <style:style style:name="P114" style:family="paragraph" style:parent-style-name="Text_20_body">
      <style:text-properties style:font-name="ＭＳ Ｐゴシック" style:font-name-asian="ＭＳ Ｐゴシック"/>
    </style:style>
    <style:style style:name="P115" style:family="paragraph" style:parent-style-name="Text_20_body" style:list-style-name="L79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1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1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0527_160013</text:p>
      <text:p text:style-name="P13">myself / towa diary / XXX</text:p>
      <text:p text:style-name="P3"><text:span text:style-name="T3">作業日：5</text:span><text:span text:style-name="T5">/25</text:span><text:span text:style-name="T4"> tu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8">1</text:p>
          </table:table-cell>
          <table:table-cell table:style-name="表19.B1" office:value-type="string">
            <text:p text:style-name="P8">現場</text:p>
          </table:table-cell>
          <table:table-cell table:style-name="表19.C1" office:value-type="string">
            <text:p text:style-name="P11">国立市富士見台二丁目新築計画</text:p>
          </table:table-cell>
        </table:table-row>
        <table:table-row>
          <table:table-cell table:style-name="表19.A2" office:value-type="float" office:value="2">
            <text:p text:style-name="P8">2</text:p>
          </table:table-cell>
          <table:table-cell table:style-name="表19.B2" office:value-type="string">
            <text:p text:style-name="P8">天気</text:p>
          </table:table-cell>
          <table:table-cell table:style-name="表19.C2" office:value-type="string">
            <text:p text:style-name="P9">晴れ。雲あり。</text:p>
          </table:table-cell>
        </table:table-row>
        <table:table-row>
          <table:table-cell table:style-name="表19.A2" office:value-type="float" office:value="3">
            <text:p text:style-name="P8">3</text:p>
          </table:table-cell>
          <table:table-cell table:style-name="表19.B2" office:value-type="string">
            <text:p text:style-name="P8">最寄り</text:p>
          </table:table-cell>
          <table:table-cell table:style-name="表19.C2" office:value-type="string">
            <text:p text:style-name="P9">谷保駅</text:p>
          </table:table-cell>
        </table:table-row>
        <table:table-row>
          <table:table-cell table:style-name="表19.B2" office:value-type="string">
            <text:p text:style-name="P8">3-2</text:p>
            <text:p text:style-name="P8"/>
          </table:table-cell>
          <table:table-cell table:style-name="表19.B2" office:value-type="string">
            <text:p text:style-name="P9">開始／終了時刻</text:p>
          </table:table-cell>
          <table:table-cell table:style-name="表19.C2" office:value-type="string">
            <text:list xml:id="list6878037450711382383" text:style-name="L1">
              <text:list-item>
                <text:p text:style-name="P18">開始　　９：３０ぐらいか</text:p>
              </text:list-item>
              <text:list-item>
                <text:p text:style-name="P18">詰所到着　１４：５０頃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8">4</text:p>
          </table:table-cell>
          <table:table-cell table:style-name="表19.B2" office:value-type="string">
            <text:p text:style-name="P8">他職：ポンプ</text:p>
          </table:table-cell>
          <table:table-cell table:style-name="表19.C2" office:value-type="string">
            <text:list xml:id="list3709819125872368877" text:style-name="L2">
              <text:list-item>
                <text:p text:style-name="P19">自分がいたチームは、一人。１０トン車。１７０少し、３０半ばか。ガタイがいい。太め。手馴れている。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8">5</text:p>
          </table:table-cell>
          <table:table-cell table:style-name="表19.B2" office:value-type="string">
            <text:p text:style-name="P8">他職：土工さん</text:p>
          </table:table-cell>
          <table:table-cell table:style-name="表19.C2" office:value-type="string">
            <text:list xml:id="list6201744628377766422" text:style-name="L3">
              <text:list-item>
                <text:p text:style-name="P20">バイブ２人。私が担当した人は、メガネあり。５０前後か。１７３ぐらい。やや、痩せている。</text:p>
              </text:list-item>
              <text:list-item>
                <text:p text:style-name="P20">もう一人のバイブの人。前回もいた。髪を少し伸ばしている。６０前後か。顔は、アイヌ系の顔立ち。日に焼けている。発達系の特徴か、話しの内容が、分かりづらい。</text:p>
              </text:list-item>
              <text:list-item>
                <text:p text:style-name="P20">洗いの人。バイブの２番目の人と、顔立ちが似ている。１７０少しか。顔つきが、やはり、発達系の特徴を見せている。</text:p>
              </text:list-item>
              <text:list-item>
                <text:p text:style-name="P20">自分のいたチームの土工さんたち。の、職長さん。小柄。１６０ぐらいか。顔は、浅黒い。ヒゲあり。髪を伸ばしている。後ろで、無造作（と、見える）に、巻きまとめている。レゲエ関連の人たちのように。途中、ハイウォッシャーの水が、止まる。元栓を止めたよう。そこで、近くで、メッシュを移動させていたこのひとに、水が止まった旨を告げる。すると、何かを短く呟く。私には、応答しない。メッシュの移動を続ける。おかしい人か、と私は訝しみ、そのままにする。しばらくして、なにげなく、ハイウォッシャーのボタンを、また引いてみる。水が、元通り、勢いを伴って出てくる。</text:p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8">6</text:p>
          </table:table-cell>
          <table:table-cell table:style-name="表19.B2" office:value-type="string">
            <text:p text:style-name="P8">他職：電気屋さんの相番の人</text:p>
          </table:table-cell>
          <table:table-cell table:style-name="表19.C2" office:value-type="string">
            <text:list xml:id="list6881231025656866473" text:style-name="L4">
              <text:list-item>
                <text:p text:style-name="P21">３０後半ぐらいか。１７０少し。ガタイは、わりといい。結婚指輪、している。前回と同じ人か。もと、ゼネコンにいた。その前は、サブコン。URや、竹中組が取引先だった。彼らは、注文が細かい、頭が古い。とのこと。分譲マンションの仕事。変更（設計の、だろう）が、多い。とのこと。いまは、設備の、現場の仕事。いまの仕事のほうが、「楽しい」</text:p>
              </text:list-item>
            </text:list>
          </table:table-cell>
        </table:table-row>
        <table:table-row>
          <table:table-cell table:style-name="表19.B2" office:value-type="string">
            <text:p text:style-name="P8">6--2</text:p>
          </table:table-cell>
          <table:table-cell table:style-name="表19.B2" office:value-type="string">
            <text:p text:style-name="P8">他職：<text:span text:style-name="T2">警備</text:span></text:p>
          </table:table-cell>
          <table:table-cell table:style-name="表19.C2" office:value-type="string">
            <text:list xml:id="list6563766109597410392" text:style-name="L5">
              <text:list-item>
                <text:p text:style-name="P22">２人。職長さんは、小柄な人。１６０少しか。丸っこい体格。日に焼けている。目と、髪の毛が、やや、灰色がかっている。朝、朝礼スペースの端で着替えをしていると、ここはポンプ車が入るよ、と告げてくる。一瞬、頭に血が上る。またつまらない、からんでくるような指示か。すぐに、平静に戻す。おそらく、告げずにおいて、あとから、「警備さん、”汚れるよ”って、いってくれよ！！」などと、責任を負わされたことがあるのだろう。</text:p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土間屋さん</text:span></text:p>
          </table:table-cell>
          <table:table-cell table:style-name="表19.C2" office:value-type="string">
            <text:list xml:id="list8209314655676844821" text:style-name="L6">
              <text:list-item>
                <text:p text:style-name="P23">カンボジアか、東南アジア系の顔立ちの人たち。あるいは、ベトナムか。３０前だろう。レベルの導線に入っていて、彼らの幾人かに、「レベル！」と声を受ける。片手をわずかに挙げて、とっさに、横へ逃げる。</text:p>
              </text:list-item>
            </text:list>
          </table:table-cell>
        </table:table-row>
        <text:soft-page-break/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大工さん</text:span></text:p>
          </table:table-cell>
          <table:table-cell table:style-name="表19.C2" office:value-type="string">
            <text:list xml:id="list6153765647235434300" text:style-name="L7">
              <text:list-item>
                <text:p text:style-name="P24"/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8">7</text:p>
          </table:table-cell>
          <table:table-cell table:style-name="表19.B2" office:value-type="string">
            <text:p text:style-name="P8">監督さん</text:p>
          </table:table-cell>
          <table:table-cell table:style-name="表19.C2" office:value-type="string">
            <text:list xml:id="list7587487067571838552" text:style-name="L8">
              <text:list-item>
                <text:p text:style-name="P25">前回にいた、若い人。今回は、見当たらない。スラブで、ポンプの人と、土工の親方さんが談笑。その中で、「若い方の監督は…」と、ポンプ屋さんの声が、切れ切れに聞こえた。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8">8</text:p>
          </table:table-cell>
          <table:table-cell table:style-name="表19.B2" office:value-type="string">
            <text:p text:style-name="P8">発注者の方</text:p>
          </table:table-cell>
          <table:table-cell table:style-name="表19.C2" office:value-type="string">
            <text:list xml:id="list7333370449920222380" text:style-name="L9">
              <text:list-item>
                <text:p text:style-name="P26">東田さん。前回の人とは、違う。前回の人が、「小嶋」さんか。前回も、指示書には、東田さんの名前が記載されていたと記憶する。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東和からの同僚</text:p>
          </table:table-cell>
          <table:table-cell table:style-name="表19.C2" office:value-type="string">
            <text:list xml:id="list824411441345604199" text:style-name="L10">
              <text:list-item>
                <text:p text:style-name="P27"/>
              </text:list-item>
            </text:list>
          </table:table-cell>
        </table:table-row>
        <table:table-row>
          <table:table-cell table:style-name="表19.A2" office:value-type="float" office:value="9">
            <text:p text:style-name="P8">9</text:p>
          </table:table-cell>
          <table:table-cell table:style-name="表19.B2" office:value-type="string">
            <text:p text:style-name="P8">現場見取り図</text:p>
          </table:table-cell>
          <table:table-cell table:style-name="表19.C2" office:value-type="string">
            <text:p text:style-name="P8"/>
          </table:table-cell>
        </table:table-row>
        <table:table-row>
          <table:table-cell table:style-name="表19.A2" office:value-type="float" office:value="10">
            <text:p text:style-name="P8">10</text:p>
          </table:table-cell>
          <table:table-cell table:style-name="表19.B2" office:value-type="string">
            <text:p text:style-name="P9">段取り</text:p>
          </table:table-cell>
          <table:table-cell table:style-name="表19.C2" office:value-type="string">
            <text:list xml:id="list3837206441094055661" text:style-name="L11">
              <text:list-item>
                <text:p text:style-name="P28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行き帰りでの出来事、見聞</text:p>
          </table:table-cell>
          <table:table-cell table:style-name="表19.C2" office:value-type="string">
            <text:list xml:id="list6394572980110845841" text:style-name="L12">
              <text:list-item>
                <text:p text:style-name="P29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周囲の事物</text:p>
          </table:table-cell>
          <table:table-cell table:style-name="表19.C2" office:value-type="string">
            <text:list xml:id="list1261048450116380713" text:style-name="L13">
              <text:list-item>
                <text:p text:style-name="P30">現場の近く。駅への途中。「健祐」という漢字を載せた看板。を、掲げてある、作業場。</text:p>
              </text:list-item>
              <text:list-item>
                <text:p text:style-name="P30">「論より証拠」他、４連の文句を書いた、看板。を、出している、寿司屋さん。上記の「健祐」の、さらに２ブロックほど、駅方面へ進んだ場所に。</text:p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8">11</text:p>
          </table:table-cell>
          <table:table-cell table:style-name="表19.B2" office:value-type="string">
            <text:p text:style-name="P9">その他</text:p>
          </table:table-cell>
          <table:table-cell table:style-name="表19.C2" office:value-type="string">
            <text:list xml:id="list5157783508968114254" text:style-name="L14">
              <text:list-item>
                <text:p text:style-name="P31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8">12</text:p>
          </table:table-cell>
          <table:table-cell table:style-name="表19.B2" office:value-type="string">
            <text:p text:style-name="P9">やってもらったこと</text:p>
          </table:table-cell>
          <table:table-cell table:style-name="表19.C2" office:value-type="string">
            <text:list xml:id="list3326639834296140653" text:style-name="L15">
              <text:list-item>
                <text:p text:style-name="P32">朝礼のあと、東田さんに、現場を案内してもらった。電気配管、つまり、CD管。太いものは、それほど留意しなくてもいいが、そこでも使われていた、細いもの。は、潰れてしまう。とのこと。そして、潰れてしまったら、手でほぐして、手当てしてくれ、とのこと。</text:p>
              </text:list-item>
              <text:list-item>
                <text:p text:style-name="P32">土工の、上記の、バイブ担当の、話しがよく分からないひと。最後、もういいよ、と言ってくれた。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危険予知、危険感知</text:p>
          </table:table-cell>
          <table:table-cell table:style-name="表19.C2" office:value-type="string">
            <text:list xml:id="list7230490341100180950" text:style-name="L16">
              <text:list-item>
                <text:p text:style-name="P33">当日の話しではないが、足場の所々に渡してある単管やアングル、他、それらの類い。固定されていないものが、時折ある。あるいは、半固定。力を加えると、ググッと、小幅ながら、動く。重心を置くと、身のバランスを崩す。</text:p>
              </text:list-item>
            </text:list>
          </table:table-cell>
        </table:table-row>
      </table:table>
      <text:p text:style-name="P13"/>
      <text:p text:style-name="P4">[/ XXXX] 20210527_163034</text:p>
      <text:p text:style-name="P5"/>
      <text:p text:style-name="P7"/>
      <text:p text:style-name="P2">---------------------------------------------------------------</text:p>
      <text:p text:style-name="P4">[XXX] 20210605_151517</text:p>
      <text:p text:style-name="P13"><text:soft-page-break/>myself / towa diary / XXX</text:p>
      <text:p text:style-name="P3"><text:span text:style-name="T3">作業日：6</text:span><text:span text:style-name="T5">/04</text:span><text:span text:style-name="T4"> f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8">1</text:p>
          </table:table-cell>
          <table:table-cell table:style-name="表20.B1" office:value-type="string">
            <text:p text:style-name="P8">現場</text:p>
          </table:table-cell>
          <table:table-cell table:style-name="表20.C1" office:value-type="string">
            <text:p text:style-name="P9">社会福祉法人まごころ　まごごろタウン</text:p>
          </table:table-cell>
        </table:table-row>
        <table:table-row>
          <table:table-cell table:style-name="表20.A2" office:value-type="float" office:value="2">
            <text:p text:style-name="P8">2</text:p>
          </table:table-cell>
          <table:table-cell table:style-name="表20.B2" office:value-type="string">
            <text:p text:style-name="P8">天気</text:p>
          </table:table-cell>
          <table:table-cell table:style-name="表20.C2" office:value-type="string">
            <text:p text:style-name="P9">雨</text:p>
          </table:table-cell>
        </table:table-row>
        <table:table-row>
          <table:table-cell table:style-name="表20.A2" office:value-type="float" office:value="3">
            <text:p text:style-name="P8">3</text:p>
          </table:table-cell>
          <table:table-cell table:style-name="表20.B2" office:value-type="string">
            <text:p text:style-name="P8">最寄り</text:p>
          </table:table-cell>
          <table:table-cell table:style-name="表20.C2" office:value-type="string">
            <text:p text:style-name="P9">団地坂上（バス）　百合ケ丘（鉄道）</text:p>
          </table:table-cell>
        </table:table-row>
        <table:table-row>
          <table:table-cell table:style-name="表20.B2" office:value-type="string">
            <text:p text:style-name="P8">3-2</text:p>
            <text:p text:style-name="P8"/>
          </table:table-cell>
          <table:table-cell table:style-name="表20.B2" office:value-type="string">
            <text:p text:style-name="P9">開始／終了時刻</text:p>
          </table:table-cell>
          <table:table-cell table:style-name="表20.C2" office:value-type="string">
            <text:list xml:id="list8392680402922310223" text:style-name="L17">
              <text:list-item>
                <text:p text:style-name="P34">開始　：　９時頃か？</text:p>
              </text:list-item>
              <text:list-item>
                <text:p text:style-name="P34">詰所到着　：　４：１０ぐらいか。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8">4</text:p>
          </table:table-cell>
          <table:table-cell table:style-name="表20.B2" office:value-type="string">
            <text:p text:style-name="P8">他職：ポンプ</text:p>
          </table:table-cell>
          <table:table-cell table:style-name="表20.C2" office:value-type="string">
            <text:list xml:id="list304007262406961950" text:style-name="L18">
              <text:list-item>
                <text:p text:style-name="P35">FUJITA。３人。一人は、ベトナムか。</text:p>
              </text:list-item>
              <text:list-item>
                <text:p text:style-name="P35">職長らしき人、前にも、前回か、一緒になった。４０前後か、若く見える。かっぷく、良し。</text:p>
              </text:list-item>
              <text:list-item>
                <text:p text:style-name="P35">もう一人の日本人。３０半ばか。１６５少し。ヒゲあり。あご、ほお。</text:p>
              </text:list-item>
              <text:list-item>
                <text:p text:style-name="P35">trzeci osób jest osobą wietnamskim.</text:p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8">5</text:p>
          </table:table-cell>
          <table:table-cell table:style-name="表20.B2" office:value-type="string">
            <text:p text:style-name="P8">他職：土工さん</text:p>
          </table:table-cell>
          <table:table-cell table:style-name="表20.C2" office:value-type="string">
            <text:list xml:id="list1847581596680696826" text:style-name="L19">
              <text:list-item>
                <text:p text:style-name="P36">バイブ、二人。ともに、ベトナム人。２０代後半か。手馴れている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8">6</text:p>
          </table:table-cell>
          <table:table-cell table:style-name="表20.B2" office:value-type="string">
            <text:p text:style-name="P8">他職：電気屋さんの相番の人</text:p>
          </table:table-cell>
          <table:table-cell table:style-name="表20.C2" office:value-type="string">
            <text:list xml:id="list8891525217508057060" text:style-name="L20">
              <text:list-item>
                <text:p text:style-name="P37">設備の相番。東和から。小杉営業所所属。検校さん。鹿児島出身（か？）住まいも、小杉。６１歳。電気が、小学生のときから好き。自宅に、オーディオなど、多数あり。ハンダ付け、得意。スピーカーも自作する。中学生の頃（と言っていたか）、ダンボールで自作した。真空管も持っている。アンプを作った。「重厚な」音がする、とのこと。フリーマーケットに好んで行く。大井競馬場で、大きなフリマがある。いまはコロナで、ない。解体屋さんが、品々を持ち込む。３０万を一日で儲ける、とのこと。今日の（金曜）仕事、前日の６時に電話が来た。明日の土曜、休みたい、とのこと。以前は、メーカに勤めていた。その後、テレビ関係。『鑑定団』という番組の制作に携わっていた（かなにか、制作の話しをした）。以前に、ケーナを買う。音が出ない。後、出た。その時点で、まあいいか、と、おしまい。</text:p>
              </text:list-item>
            </text:list>
          </table:table-cell>
        </table:table-row>
        <table:table-row>
          <table:table-cell table:style-name="表20.B2" office:value-type="string">
            <text:p text:style-name="P8">6--2</text:p>
          </table:table-cell>
          <table:table-cell table:style-name="表20.B2" office:value-type="string">
            <text:p text:style-name="P8">他職：<text:span text:style-name="T2">警備</text:span></text:p>
          </table:table-cell>
          <table:table-cell table:style-name="表20.C2" office:value-type="string">
            <text:list xml:id="list5074890569138818958" text:style-name="L21">
              <text:list-item>
                <text:p text:style-name="P38">朝、ゲートを開けた人は、女性。４０半ばか、１６０弱、小柄。声が、なにか、絡みつくような声色。</text:p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土間屋さん</text:span></text:p>
          </table:table-cell>
          <table:table-cell table:style-name="表20.C2" office:value-type="string">
            <text:list xml:id="list8022730085701967984" text:style-name="L22">
              <text:list-item>
                <text:p text:style-name="P39">赤いシャツを着た人がいる。</text:p>
              </text:list-item>
              <text:list-item>
                <text:p text:style-name="P39">親方さんらしき人。５０半ばか。中背。バイブの、ベトナムの人と、気軽に談話している。</text:p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大工さん</text:span></text:p>
          </table:table-cell>
          <table:table-cell table:style-name="表20.C2" office:value-type="string">
            <text:list xml:id="list6164470428308584775" text:style-name="L23">
              <text:list-item>
                <text:p text:style-name="P40">１７５ぐらい。顔立ちは、キリリとしている。</text:p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8">7</text:p>
          </table:table-cell>
          <table:table-cell table:style-name="表20.B2" office:value-type="string">
            <text:p text:style-name="P8">監督さん</text:p>
          </table:table-cell>
          <table:table-cell table:style-name="表20.C2" office:value-type="string">
            <text:list xml:id="list1911860845529626966" text:style-name="L24">
              <text:list-item>
                <text:p text:style-name="P41">４人ぐらい、いたか、スラブで見かけた人は。一人、打設、モルタル出しの前に、設備の相番はどこだ！といったことを、怒鳴っている。設備の人は、表情を変えず、ただ、すいません、と受けている。この監督さんは、顔色、浅黒い。結婚指輪、あり。体格の横幅、ややあり。</text:p>
              </text:list-item>
              <text:list-item>
                <text:p text:style-name="P41">朝の朝礼は、会議室にて。</text:p>
              </text:list-item>
            </text:list>
          </table:table-cell>
        </table:table-row>
        <text:soft-page-break/>
        <table:table-row>
          <table:table-cell table:style-name="表20.A2" office:value-type="float" office:value="8">
            <text:p text:style-name="P8">8</text:p>
          </table:table-cell>
          <table:table-cell table:style-name="表20.B2" office:value-type="string">
            <text:p text:style-name="P8">発注者の方</text:p>
          </table:table-cell>
          <table:table-cell table:style-name="表20.C2" office:value-type="string">
            <text:list xml:id="list4848203191583283985" text:style-name="L25">
              <text:list-item>
                <text:p text:style-name="P42">扶桑電気の人。終わったあとのサインの時、あいさつした。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東和からの同僚</text:p>
          </table:table-cell>
          <table:table-cell table:style-name="表20.C2" office:value-type="string">
            <text:list xml:id="list1257461142960843060" text:style-name="L26">
              <text:list-item>
                <text:p text:style-name="P43">斉藤さん。下の名は、建二さん。以前２回、一緒になっている。職長をしてもらった。日報のサイン、元々は、各自用意。終わって詰所。斉藤さんは１０分ぐらい早く、上がっている。斉藤さんの日報に、私の名前を連名するよう、促してくれる。</text:p>
              </text:list-item>
            </text:list>
          </table:table-cell>
        </table:table-row>
        <table:table-row>
          <table:table-cell table:style-name="表20.A2" office:value-type="float" office:value="9">
            <text:p text:style-name="P8">9</text:p>
          </table:table-cell>
          <table:table-cell table:style-name="表20.B2" office:value-type="string">
            <text:p text:style-name="P8">現場見取り図</text:p>
          </table:table-cell>
          <table:table-cell table:style-name="表20.C2" office:value-type="string">
            <text:p text:style-name="P8"/>
          </table:table-cell>
        </table:table-row>
        <table:table-row>
          <table:table-cell table:style-name="表20.A2" office:value-type="float" office:value="10">
            <text:p text:style-name="P8">10</text:p>
          </table:table-cell>
          <table:table-cell table:style-name="表20.B2" office:value-type="string">
            <text:p text:style-name="P9">段取り</text:p>
          </table:table-cell>
          <table:table-cell table:style-name="表20.C2" office:value-type="string">
            <text:list xml:id="list6742793715463590490" text:style-name="L27">
              <text:list-item>
                <text:p text:style-name="P44">区画の端に位置する、階段から。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行き帰りでの出来事、見聞</text:p>
          </table:table-cell>
          <table:table-cell table:style-name="表20.C2" office:value-type="string">
            <text:list xml:id="list7994233021404561648" text:style-name="L28">
              <text:list-item>
                <text:p text:style-name="P45">帰り。百合ケ丘駅まで、歩き。検校さんと。同氏は、朝も、徒歩。武蔵溝の口で、別れる。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周囲の事物</text:p>
          </table:table-cell>
          <table:table-cell table:style-name="表20.C2" office:value-type="string">
            <text:list xml:id="list8759079360417330195" text:style-name="L29">
              <text:list-item>
                <text:p text:style-name="P46">団地がある。現場は、坂を上がって、少しなだらかになっている場所にある。</text:p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8">11</text:p>
          </table:table-cell>
          <table:table-cell table:style-name="表20.B2" office:value-type="string">
            <text:p text:style-name="P9">その他</text:p>
          </table:table-cell>
          <table:table-cell table:style-name="表20.C2" office:value-type="string">
            <text:list xml:id="list8284239961681874764" text:style-name="L30">
              <text:list-item>
                <text:p text:style-name="P47"/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8">12</text:p>
          </table:table-cell>
          <table:table-cell table:style-name="表20.B2" office:value-type="string">
            <text:p text:style-name="P9">やってもらったこと</text:p>
          </table:table-cell>
          <table:table-cell table:style-name="表20.C2" office:value-type="string">
            <text:list xml:id="list3119650719891790964" text:style-name="L31">
              <text:list-item>
                <text:p text:style-name="P48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危険予知、危険感知</text:p>
          </table:table-cell>
          <table:table-cell table:style-name="表20.C2" office:value-type="string">
            <text:list xml:id="list2927702833748363237" text:style-name="L32">
              <text:list-item>
                <text:p text:style-name="P49">スラブへ渡してある、階段。濡れている。滑るだろう、重心に位置によっては。</text:p>
              </text:list-item>
            </text:list>
          </table:table-cell>
        </table:table-row>
      </table:table>
      <text:p text:style-name="P13"/>
      <text:p text:style-name="P4">[/ XXXX] 20210605_155821</text:p>
      <text:p text:style-name="P5"/>
      <text:p text:style-name="P7"/>
      <text:p text:style-name="P2">---------------------------------------------------------------</text:p>
      <text:p text:style-name="P4">[XXX] 20210611_141120</text:p>
      <text:p text:style-name="P13">myself / towa diary / XXX</text:p>
      <text:p text:style-name="P3"><text:span text:style-name="T3">作業日：06</text:span><text:span text:style-name="T5">/</text:span></text:p>
      <text:p text:style-name="P3"><text:span text:style-name="T5">09</text:span><text:span text:style-name="T4"> w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9">社会福祉法人まごころ　まごごろタウン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9">晴れ。雲あり。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9">団地坂上（バス）　百合ケ丘（鉄道）</text:p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<text:soft-page-break/>刻</text:p>
          </table:table-cell>
          <table:table-cell table:style-name="表1.C2" office:value-type="string">
            <text:list xml:id="list928036228349273571" text:style-name="L33">
              <text:list-item>
                <text:p text:style-name="P50">開始　：　９時頃には、始まっていたか</text:p>
              </text:list-item>
              <text:list-item>
                <text:p text:style-name="P50">詰所到着　：　１５：１０頃だったか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2060595901661172533" text:style-name="L34">
              <text:list-item>
                <text:p text:style-name="P51">「FUJITA」。自分のいたチーム。二人。一人は、前回も、ホース口を担当していた。恰幅のいい人。「ひらの」氏。もう一人は、弟さんらしい。ひょろっとした体格。１７３ぐらいか。猫背。黒いシャツ。まつげが長い。ホースを取ることはなく、傍らで見ている。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6997923031165331180" text:style-name="L35">
              <text:list-item>
                <text:p text:style-name="P52">前回と同じ人たち。バイブ２人。一人は、小柄。「鈴木土木」という名前が入っていたか、メット。６０前後か。「社長！」と呼びかけられていた。一度。声に張りがある。精力的。声がでかい。私や、他の土工さんなどに、なにか指示や注意を出すとき、大声で、一喝する。怒鳴る、というのとは違う。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6429400836965839642" text:style-name="L36">
              <text:list-item>
                <text:p text:style-name="P53">設備の相番の人。女の人。小柄。１６０弱か。体格は、細い、というよりは、華奢な印象。バイブの人が動いて、バイブの太コード（仮称）に、たるみが幾重かできているが、この人は、何も反応しない。</text:p>
              </text:list-item>
              <text:list-item>
                <text:p text:style-name="P53">終盤、私が、線を引くようにと、言葉をかける。この人は、ニッと笑みを作る。それだけ。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8283609476578694058" text:style-name="L37">
              <text:list-item>
                <text:p text:style-name="P54">６人ぐらいいたか。終了後、通用口を出る。マスクを顎の下へ下ろす。の時、ゲートにいた人、一人と、目が合う。私は、頭を軽く下げる。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5894774003118778190" text:style-name="L38">
              <text:list-item>
                <text:p text:style-name="P55">「仲地フロアー」。メットに、「なかち」と入れている人が、２人はいた。一人は、職長か。腹が出ている。両名とも、顔の肌は、浅黒い。目がクリリとしている。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3147726714654722763" text:style-name="L39">
              <text:list-item>
                <text:p text:style-name="P56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225003688572150090" text:style-name="L40">
              <text:list-item>
                <text:p text:style-name="P57">前回の人。前回、スラブで、開始前の時間、怒鳴り声を上げていた人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1956954310368563510" text:style-name="L41">
              <text:list-item>
                <text:p text:style-name="P58">遠藤さん、だったか、職長の人。小柄１６５ぐらい。目がくりっとしている。もう一人の人、うまく思い出せない。１７０少し、あったか。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3843512032224135750" text:style-name="L42">
              <text:list-item>
                <text:p text:style-name="P59">斎藤建二さん。終わりは、建二さんのチームが先。１０分ぐらい、差があったか。最後、もう、既打設のスラブへ上がった頃、見上げると、水飲み場に、建二さんがいる。私は、手を上げる。「戻ってこい！」と、大声を出す。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8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5434314638188068460" text:style-name="L43">
              <text:list-item>
                <text:p text:style-name="P60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8842321032939372224" text:style-name="L44">
              <text:list-item>
                <text:p text:style-name="P61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1775434443903046161" text:style-name="L45">
              <text:list-item>
                <text:p text:style-name="P62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711412191942734925" text:style-name="L46">
              <text:list-item>
                <text:p text:style-name="P63">昼休み。詰所は、席がほぼふさがっている。喫煙室の前の一画。長椅子がいくつか置かれている。その前方の、柵。の、パイプの１本の頭に、ガ<text:soft-page-break/>ラ袋を載せる。それによって出来た小さな陰。の下に入る。</text:p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7010253502838470394" text:style-name="L47">
              <text:list-item>
                <text:p text:style-name="P64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3582232892252947518" text:style-name="L48">
              <text:list-item>
                <text:p text:style-name="P65">足場階段の上り下り。足を踏み外しやすい。両手で、周囲のパイプ、階段のプレートなど、掴みながら歩行。</text:p>
              </text:list-item>
            </text:list>
          </table:table-cell>
        </table:table-row>
      </table:table>
      <text:p text:style-name="P13"/>
      <text:p text:style-name="P4">[/ XXXX] 20210611_142931</text:p>
      <text:p text:style-name="P5"/>
      <text:p text:style-name="P7"/>
      <text:p text:style-name="P2">---------------------------------------------------------------</text:p>
      <text:p text:style-name="P4">[XXX] 20210615_140205</text:p>
      <text:p text:style-name="P13">myself / towa diary / XXX</text:p>
      <text:p text:style-name="P3"><text:span text:style-name="T3">作業日：6</text:span><text:span text:style-name="T5">/14</text:span><text:span text:style-name="T4"> m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11">国立市富士見台二丁目新築計画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9">雨、のち曇り。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9">谷保駅</text:p>
          </table:table-cell>
        </table:table-row>
        <table:table-row>
          <table:table-cell table:style-name="表2.B2" office:value-type="string">
            <text:p text:style-name="P8">3-2</text:p>
            <text:p text:style-name="P8"/>
          </table:table-cell>
          <table:table-cell table:style-name="表2.B2" office:value-type="string">
            <text:p text:style-name="P9">開始／終了時刻</text:p>
          </table:table-cell>
          <table:table-cell table:style-name="表2.C2" office:value-type="string">
            <text:list xml:id="list8325063558596213314" text:style-name="L81">
              <text:list-item>
                <text:p text:style-name="P96">開始　　　９：１０ごろ</text:p>
              </text:list-item>
              <text:list-item>
                <text:p text:style-name="P96">詰所到着　　１５：５５ぐらい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1979872604209235200" text:style-name="L49">
              <text:list-item>
                <text:p text:style-name="P66">FUJITA。自分のいた班は、前回も見かけた、ガタイのいい人。「ひらの」さん。一人捌き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4143859589661948271" text:style-name="L50">
              <text:list-item>
                <text:p text:style-name="P67">前回と同じ。「アトピー顔」と呼ぶのか、親方さん。バイブ２人、ともに、東南アジア。ベトナムではないか。肌の浅黒さが、ベトナムの人たちよりも、深い。カンボジアか。</text:p>
              </text:list-item>
              <text:list-item>
                <text:p text:style-name="P67">自分が担当したバイブの人。目が、下向きの半円。上目に見る。帰りがけ、喫煙所にいるとこへ行って、肩を叩いて、それじゃ、と声をかけた。</text:p>
              </text:list-item>
              <text:list-item>
                <text:p text:style-name="P67">髪を伸ばして、後ろで束ねている人。小柄な、レゲエっぽいナリの人。また、いた。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8421140201913934270" text:style-name="L51">
              <text:list-item>
                <text:p text:style-name="P68">２人。一人は、前回と同じ、本職の人。私がいた班を担当。もう一人は、「しのずか」さん。本職は、鉄筋。３０何人かを使っているとのこと。仕事がないときは、「遊んでいてもしょうがない」ので、こうやって、手伝っているとのこと。</text:p>
              </text:list-item>
              <text:list-item>
                <text:p text:style-name="P68">前回にいた、背の高い、発達関連の特徴のある、バイブ担当の人。いないかった。洗いを担当していた人も。</text:p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oft-page-break/><text:span text:style-name="T2">警備</text:span></text:p>
          </table:table-cell>
          <table:table-cell table:style-name="表2.C2" office:value-type="string">
            <text:list xml:id="list6541055393200536669" text:style-name="L52">
              <text:list-item>
                <text:p text:style-name="P69">職長さん。朝、ゲートを開けてくれる。最初、７時過ぎに現れるが、「７時１<text:soft-page-break/>５分にならないと、開けられないから」と、伝えてくれる。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3312073087213970680" text:style-name="L53">
              <text:list-item>
                <text:p text:style-name="P70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6904656423113629165" text:style-name="L54">
              <text:list-item>
                <text:p text:style-name="P71">２人。一人は、１６５ぐらい。小柄。身のこなし、軽い。丸顔。</text:p>
              </text:list-item>
              <text:list-item>
                <text:p text:style-name="P71">もう一人は、初めに入った日、朝、監督に怒鳴り上げていた人。見た目は、むしろ温厚。打設途中、１度、怒鳴りたてを出した。設備の相番の人によると、土間屋さんあたりに、怒鳴っていた。</text:p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5646759862285553227" text:style-name="L55">
              <text:list-item>
                <text:p text:style-name="P72">所長。もう一人、若い人。１７３ぐらい。３０前後か。痩せている。</text:p>
              </text:list-item>
              <text:list-item>
                <text:p text:style-name="P72">３人目。年配の人。これまでにもいた。結婚指輪を嵌めている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5748687918520429796" text:style-name="L56">
              <text:list-item>
                <text:p text:style-name="P73">東田さん。もう一人、職長さん。この人に、サインをもらった。目の淵に、シワがある。５０前後か。東田さんは、一日、ピットで作業。</text:p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2704852232422262476" text:style-name="L57">
              <text:list-item>
                <text:p text:style-name="P74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8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7042317427391618904" text:style-name="L58">
              <text:list-item>
                <text:p text:style-name="P75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5323681653980659386" text:style-name="L59">
              <text:list-item>
                <text:p text:style-name="P76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930245878851324100" text:style-name="L60">
              <text:list-item>
                <text:p text:style-name="P77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742570693876408659" text:style-name="L61">
              <text:list-item>
                <text:p text:style-name="P78">「しのずか」さん。千葉出身。香取市。娘さんが一人。マニラにいる。医学部に通っている。２４歳。あと２年すると、楽になれる、とのこと。学費を払い終えるか、らしい。</text:p>
              </text:list-item>
              <text:list-item>
                <text:p text:style-name="P78">正月は、フィリピンで過ごすとのこと。ここ、２０何年か。かみさんは、半分スペイン人。娘さんの写真、見せてもらった。顔立ちは、目が大きい。南欧人の顔立ち。肌は、やや黒い。</text:p>
              </text:list-item>
              <text:list-item>
                <text:p text:style-name="P78">マニラにある家。ゲートがついている。無断で入ってきたら、撃ち殺しても、罪には問われない、とのこと。</text:p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8">12</text:p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2184542692935465560" text:style-name="L62">
              <text:list-item>
                <text:p text:style-name="P79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危険予知、危険感知</text:p>
          </table:table-cell>
          <table:table-cell table:style-name="表2.C2" office:value-type="string">
            <text:list xml:id="list36428515124994405" text:style-name="L63">
              <text:list-item>
                <text:p text:style-name="P80"/>
              </text:list-item>
            </text:list>
          </table:table-cell>
        </table:table-row>
      </table:table>
      <text:p text:style-name="P13"/>
      <text:p text:style-name="P4">[/ XXXX] 20210615_141656</text:p>
      <text:p text:style-name="P13"><text:soft-page-break/></text:p>
      <text:p text:style-name="P7">@@@</text:p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9"/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9"/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9"/>
          </table:table-cell>
        </table:table-row>
        <table:table-row>
          <table:table-cell table:style-name="表3.B2" office:value-type="string">
            <text:p text:style-name="P8">3-2</text:p>
            <text:p text:style-name="P8"/>
          </table:table-cell>
          <table:table-cell table:style-name="表3.B2" office:value-type="string">
            <text:p text:style-name="P9">開始／終了時刻</text:p>
          </table:table-cell>
          <table:table-cell table:style-name="表3.C2" office:value-type="string">
            <text:list xml:id="list34402285" text:continue-list="list8392680402922310223" text:style-name="L17">
              <text:list-item>
                <text:p text:style-name="P34">開始</text:p>
              </text:list-item>
              <text:list-item>
                <text:p text:style-name="P34">詰所到着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2693317348937322869" text:style-name="L82">
              <text:list-item>
                <text:p text:style-name="P97"/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803521390274121523" text:style-name="L83">
              <text:list-item>
                <text:p text:style-name="P98"/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1080462288694198698" text:style-name="L84">
              <text:list-item>
                <text:p text:style-name="P99"/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2">警備</text:span></text:p>
          </table:table-cell>
          <table:table-cell table:style-name="表3.C2" office:value-type="string">
            <text:list xml:id="list1006549746218147791" text:style-name="L85">
              <text:list-item>
                <text:p text:style-name="P100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土間屋さん</text:span></text:p>
          </table:table-cell>
          <table:table-cell table:style-name="表3.C2" office:value-type="string">
            <text:list xml:id="list1815523274269339986" text:style-name="L86">
              <text:list-item>
                <text:p text:style-name="P101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大工さん</text:span></text:p>
          </table:table-cell>
          <table:table-cell table:style-name="表3.C2" office:value-type="string">
            <text:list xml:id="list8992376512317222269" text:style-name="L87">
              <text:list-item>
                <text:p text:style-name="P102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4211715225465667749" text:style-name="L88">
              <text:list-item>
                <text:p text:style-name="P103"/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6615664381056171020" text:style-name="L89">
              <text:list-item>
                <text:p text:style-name="P104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8941732558743752322" text:style-name="L90">
              <text:list-item>
                <text:p text:style-name="P105"/>
              </text:list-item>
            </text:list>
          </table:table-cell>
        </table:table-row>
        <text:soft-page-break/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8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8524209915040969950" text:style-name="L91">
              <text:list-item>
                <text:p text:style-name="P106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見聞</text:p>
          </table:table-cell>
          <table:table-cell table:style-name="表3.C2" office:value-type="string">
            <text:list xml:id="list3139621739744089372" text:style-name="L92">
              <text:list-item>
                <text:p text:style-name="P107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2929557980080839426" text:style-name="L93">
              <text:list-item>
                <text:p text:style-name="P108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2925752242221894830" text:style-name="L94">
              <text:list-item>
                <text:p text:style-name="P109"/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8">12</text:p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4451980478612016641" text:style-name="L95">
              <text:list-item>
                <text:p text:style-name="P110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危険予知、危険感知</text:p>
          </table:table-cell>
          <table:table-cell table:style-name="表3.C2" office:value-type="string">
            <text:list xml:id="list1557912383674586132" text:style-name="L96">
              <text:list-item>
                <text:p text:style-name="P111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5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9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刻</text:p>
          </table:table-cell>
          <table:table-cell table:style-name="表13.C2" office:value-type="string">
            <text:list xml:id="list34411621" text:continue-list="list34402285" text:style-name="L17">
              <text:list-item>
                <text:p text:style-name="P34">開始</text:p>
              </text:list-item>
              <text:list-item>
                <text:p text:style-name="P34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5440707668213902291" text:style-name="L64">
              <text:list-item>
                <text:p text:style-name="P81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3832927300252833984" text:style-name="L65">
              <text:list-item>
                <text:p text:style-name="P82"/>
              </text:list-item>
            </text:list>
          </table:table-cell>
        </table:table-row>
        <text:soft-page-break/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4819204335872422211" text:style-name="L66">
              <text:list-item>
                <text:p text:style-name="P83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2780909603119518210" text:style-name="L67">
              <text:list-item>
                <text:p text:style-name="P84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469882951550890645" text:style-name="L68">
              <text:list-item>
                <text:p text:style-name="P85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ん</text:span></text:p>
          </table:table-cell>
          <table:table-cell table:style-name="表13.C2" office:value-type="string">
            <text:list xml:id="list8269294474224499684" text:style-name="L69">
              <text:list-item>
                <text:p text:style-name="P86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8710398639309774641" text:style-name="L70">
              <text:list-item>
                <text:p text:style-name="P87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4039502264023302085" text:style-name="L71">
              <text:list-item>
                <text:p text:style-name="P88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2484764777898604425" text:style-name="L72">
              <text:list-item>
                <text:p text:style-name="P89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8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4002990819084773603" text:style-name="L73">
              <text:list-item>
                <text:p text:style-name="P90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8022571716361249146" text:style-name="L74">
              <text:list-item>
                <text:p text:style-name="P91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9211433055744503687" text:style-name="L75">
              <text:list-item>
                <text:p text:style-name="P92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58434701328687167" text:style-name="L76">
              <text:list-item>
                <text:p text:style-name="P93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6456052335755833427" text:style-name="L77">
              <text:list-item>
                <text:p text:style-name="P94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5403059443383517196" text:style-name="L78">
              <text:list-item>
                <text:p text:style-name="P95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/>
      <text:p text:style-name="P13"/>
      <text:p text:style-name="P6">/--------------------------------------------------------------- [TEMPLATE] /</text:p>
      <text:p text:style-name="P14"/>
      <text:p text:style-name="P6">--------------------------------------------------------- [STEPS : start] 20191117_134922</text:p>
      <text:list xml:id="list3229610165544207528" text:style-name="L79">
        <text:list-item>
          <text:p text:style-name="P115">start apps</text:p>
          <text:list>
            <text:list-item>
              <text:p text:style-name="P115">doc (this)</text:p>
            </text:list-item>
            <text:list-item>
              <text:p text:style-name="P115">folder : C:\WORKS_2\WS\WS_Others.miscs\misc_files</text:p>
            </text:list-item>
            <text:list-item>
              <text:p text:style-name="P115">web page</text:p>
              <text:list>
                <text:list-item>
                  <text:p text:style-name="P115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4"/>
      <text:p text:style-name="P6">--------------------------------------------------------- [STEPS : closing] 20191106_154827</text:p>
      <text:list xml:id="list7595462691770567087" text:style-name="L80">
        <text:list-item>
          <text:p text:style-name="P113">close</text:p>
          <text:list>
            <text:list-item>
              <text:p text:style-name="P113">image file</text:p>
            </text:list-item>
            <text:list-item>
              <text:p text:style-name="P113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13">folder : C:\WORKS_2\WS\WS_Others.miscs\misc_files</text:p>
            </text:list-item>
            <text:list-item>
              <text:p text:style-name="P113">this</text:p>
            </text:list-item>
          </text:list>
        </text:list-item>
        <text:list-item>
          <text:p text:style-name="P113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start C:\WORKS_2\shortcuts_docs\end_diary_towa.bat</text:p>
          </table:table-cell>
        </table:table-row>
        <table:table-row>
          <table:table-cell table:style-name="表276.A3" office:value-type="string">
            <text:p text:style-name="P10">r om &amp;&amp; git add -A &amp;&amp; git commit -m "(WS_Others.miscs : diary, towa) periodical updates" &amp;&amp; e &amp;&amp; p</text:p>
          </table:table-cell>
        </table:table-row>
        <table:table-row>
          <table:table-cell table:style-name="表276.A4" office:value-type="string">
            <text:p text:style-name="P10"/>
          </table:table-cell>
        </table:table-row>
        <table:table-row>
          <table:table-cell table:style-name="表276.A4" office:value-type="string">
            <text:p text:style-name="P10">e &amp;&amp; p</text:p>
          </table:table-cell>
        </table:table-row>
        <table:table-row>
          <table:table-cell table:style-name="表276.A4" office:value-type="string">
            <text:p text:style-name="P10"/>
          </table:table-cell>
        </table:table-row>
      </table:table>
      <text:list xml:id="list34386002" text:continue-numbering="true" text:style-name="L80">
        <text:list-item>
          <text:p text:style-name="P15"/>
        </text:list-item>
      </text:list>
      <text:p text:style-name="P14">/ <text:span text:style-name="T1">------------------------------------------------------ [STEPS : closing] 20191106_154827 /</text:span></text:p>
      <text:p text:style-name="P14"/>
      <text:p text:style-name="P1">================= EOF =================</text:p>
      <text:p text:style-name="P1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1-06-15T14:17:20.74</dc:date>
    <dc:creator>iwabuchi ken</dc:creator>
    <meta:editing-duration>P1DT17H5M53S</meta:editing-duration>
    <meta:editing-cycles>269</meta:editing-cycles>
    <meta:generator>OpenOffice/4.1.3$Win32 OpenOffice.org_project/413m1$Build-9783</meta:generator>
    <meta:document-statistic meta:table-count="7" meta:image-count="0" meta:object-count="0" meta:page-count="10" meta:paragraph-count="341" meta:word-count="5564" meta:character-count="7495"/>
  </office:meta>
</office:document-meta>
</file>